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2f3be" officeooo:paragraph-rsid="0002f3be"/>
    </style:style>
    <style:style style:name="P2" style:family="paragraph" style:parent-style-name="Text_20_body">
      <style:text-properties fo:language="en" fo:country="US" officeooo:rsid="0002f3be" officeooo:paragraph-rsid="0003a35a"/>
    </style:style>
    <style:style style:name="P3" style:family="paragraph" style:parent-style-name="Heading_20_1">
      <style:text-properties fo:language="en" fo:country="US" officeooo:rsid="0002f3be" officeooo:paragraph-rsid="0002f3be"/>
    </style:style>
    <style:style style:name="T1" style:family="text">
      <style:text-properties officeooo:rsid="0003a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Data</text:h>
      <text:p text:style-name="P1">To complete the task, it is important to have enough information about the amount of restaurants of a certain area, their distribution and geographical persistency.</text:p>
      <text:p text:style-name="P1">The Foursquare API outputs are fit for this purpouse, as these can be extracted based on Latitude and Longitude (Easting and Northing) of the various Neighborhoods composing Toronto’s urban texture.</text:p>
      <text:p text:style-name="P1">The coordinates of the Boroughs have been extracted based on a Wikipedia page showing the Lat and Long for the various postal codes of the city. These data have been scrapped and thoroughly processed for our use.</text:p>
      <text:p text:style-name="P2">The outputs from the Foursquare API have been extracted based on searches using the “explore” function of the framework, <text:span text:style-name="T1">with the coordinates as an Input, </text:span>allow<text:span text:style-name="T1">ing</text:span> to gather data of the <text:span text:style-name="T1">places relevant to our analysis.</text:span></text:p>
      <text:p text:style-name="P2"><text:span text:style-name="T1">The reasonable amount of data have been sorted and tabulated using various Py libraries and frameworks (Pandas, Numpy, Matlotlib, Folium).</text:span></text:p>
      <text:p text:style-name="P2"><text:span text:style-name="T1">The tool used to produce the final clustering is called Kmeans and it is part of the SciPy Library.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3:00:53.137000000</meta:creation-date>
    <dc:date>2020-06-22T23:16:18.635000000</dc:date>
    <meta:editing-duration>PT5M15S</meta:editing-duration>
    <meta:editing-cycles>1</meta:editing-cycles>
    <meta:document-statistic meta:table-count="0" meta:image-count="0" meta:object-count="0" meta:page-count="1" meta:paragraph-count="8" meta:word-count="168" meta:character-count="1034" meta:non-whitespace-character-count="872"/>
    <meta:generator>LibreOffice/6.2.2.2$Windows_X86_64 LibreOffice_project/2b840030fec2aae0fd2658d8d4f9548af4e3518d</meta:generator>
  </office:meta>
</office:document-meta>
</file>